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Normal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Nimbus Roman No9 L" svg:font-family="'Nimbus Roman No9 L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8*"/>
    </style:style>
    <style:style style:name="Tableau1.B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397cm" style:rel-column-width="16383*"/>
    </style:style>
    <style:style style:name="Tableau2.D" style:family="table-column">
      <style:table-column-properties style:column-width="4.397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  <style:text-properties officeooo:rsid="0055d917" officeooo:paragraph-rsid="0055d917"/>
    </style:style>
    <style:style style:name="P2" style:family="paragraph" style:parent-style-name="Title">
      <style:text-properties officeooo:rsid="0055d917" officeooo:paragraph-rsid="0055d917"/>
    </style:style>
    <style:style style:name="P3" style:family="paragraph" style:parent-style-name="Table_20_Contents">
      <style:text-properties fo:font-size="13pt"/>
    </style:style>
    <style:style style:name="P4" style:family="paragraph" style:parent-style-name="Table_20_Contents">
      <style:text-properties fo:font-size="13pt" officeooo:rsid="0055d917" officeooo:paragraph-rsid="0055d917"/>
    </style:style>
    <style:style style:name="P5" style:family="paragraph" style:parent-style-name="Table_20_Contents">
      <style:text-properties fo:font-size="13pt" officeooo:rsid="005b3f34" officeooo:paragraph-rsid="005b3f34"/>
    </style:style>
    <style:style style:name="P6" style:family="paragraph" style:parent-style-name="Table_20_Contents">
      <style:text-properties fo:font-size="13pt" officeooo:rsid="0066eea3" officeooo:paragraph-rsid="0066eea3"/>
    </style:style>
    <style:style style:name="P7" style:family="paragraph" style:parent-style-name="Table_20_Contents">
      <style:text-properties fo:font-size="13pt" fo:font-weight="bold" officeooo:rsid="0066eea3" officeooo:paragraph-rsid="0066eea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5d917" officeooo:paragraph-rsid="0055d91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c0753" officeooo:paragraph-rsid="005c0753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d0cef" officeooo:paragraph-rsid="005d0cef" style:font-size-asian="15pt" style:font-size-complex="15pt"/>
    </style:style>
    <style:style style:name="P11" style:family="paragraph" style:parent-style-name="Text_20_body">
      <style:text-properties officeooo:rsid="005ffca9" officeooo:paragraph-rsid="005ffca9"/>
    </style:style>
    <style:style style:name="P12" style:family="paragraph" style:parent-style-name="Text_20_body">
      <style:text-properties fo:font-weight="bold" officeooo:rsid="00612509" officeooo:paragraph-rsid="00612509" style:font-weight-asian="bold" style:font-weight-complex="bold"/>
    </style:style>
    <style:style style:name="P13" style:family="paragraph" style:parent-style-name="Text_20_body">
      <style:text-properties officeooo:rsid="0063b95a" officeooo:paragraph-rsid="0063b95a"/>
    </style:style>
    <style:style style:name="P14" style:family="paragraph" style:parent-style-name="Text_20_body">
      <style:text-properties fo:font-size="18pt" officeooo:rsid="0063b95a" officeooo:paragraph-rsid="0063b95a" style:font-size-asian="18pt" style:font-size-complex="18pt"/>
    </style:style>
    <style:style style:name="P15" style:family="paragraph" style:parent-style-name="Text_20_body">
      <style:text-properties officeooo:rsid="00652b4f" officeooo:paragraph-rsid="00652b4f"/>
    </style:style>
    <style:style style:name="P16" style:family="paragraph" style:parent-style-name="Text_20_body">
      <style:text-properties officeooo:rsid="0066cdcc" officeooo:paragraph-rsid="0066cdcc"/>
    </style:style>
    <style:style style:name="P17" style:family="paragraph" style:parent-style-name="Text_20_body">
      <style:text-properties officeooo:rsid="0066cdcc" officeooo:paragraph-rsid="0066cdcc"/>
    </style:style>
    <style:style style:name="P18" style:family="paragraph" style:parent-style-name="Text_20_body" style:list-style-name="L6">
      <style:text-properties officeooo:paragraph-rsid="0068af3f"/>
    </style:style>
    <style:style style:name="P19" style:family="paragraph" style:parent-style-name="Text_20_body" style:list-style-name="L6">
      <style:text-properties style:text-position="0% 100%" officeooo:rsid="0068af3f" officeooo:paragraph-rsid="0068af3f"/>
    </style:style>
    <style:style style:name="P20" style:family="paragraph" style:parent-style-name="Text_20_body" style:list-style-name="L6">
      <style:text-properties style:text-position="0% 100%" style:text-underline-style="solid" style:text-underline-width="auto" style:text-underline-color="font-color" officeooo:rsid="0068af3f" officeooo:paragraph-rsid="0068af3f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rsid="0056c156" officeooo:paragraph-rsid="0056c156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officeooo:rsid="005c0753" officeooo:paragraph-rsid="005c0753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officeooo:rsid="005d0cef" officeooo:paragraph-rsid="005d0cef"/>
    </style:style>
    <style:style style:name="P24" style:family="paragraph" style:parent-style-name="Text_20_body" style:list-style-name="L5">
      <style:paragraph-properties fo:margin-top="0cm" fo:margin-bottom="0.146cm" loext:contextual-spacing="false"/>
      <style:text-properties officeooo:rsid="005ffca9" officeooo:paragraph-rsid="005ffca9"/>
    </style:style>
    <style:style style:name="P25" style:family="paragraph" style:parent-style-name="Text_20_body" style:list-style-name="L5">
      <style:paragraph-properties fo:margin-top="0cm" fo:margin-bottom="0.146cm" loext:contextual-spacing="false"/>
      <style:text-properties officeooo:rsid="00612509" officeooo:paragraph-rsid="00612509"/>
    </style:style>
    <style:style style:name="P26" style:family="paragraph" style:parent-style-name="Text_20_body" style:list-style-name="L5">
      <style:paragraph-properties fo:margin-top="0cm" fo:margin-bottom="0.146cm" loext:contextual-spacing="false"/>
      <style:text-properties officeooo:rsid="006179f7" officeooo:paragraph-rsid="006179f7"/>
    </style:style>
    <style:style style:name="P27" style:family="paragraph" style:parent-style-name="Text_20_body" style:list-style-name="L5">
      <style:paragraph-properties fo:margin-top="0cm" fo:margin-bottom="0.146cm" loext:contextual-spacing="false"/>
      <style:text-properties officeooo:rsid="0061e7e0" officeooo:paragraph-rsid="0061e7e0"/>
    </style:style>
    <style:style style:name="P28" style:family="paragraph" style:parent-style-name="Text_20_body" style:list-style-name="L5">
      <style:paragraph-properties fo:margin-top="0cm" fo:margin-bottom="0.146cm" loext:contextual-spacing="false"/>
      <style:text-properties officeooo:rsid="0063516a" officeooo:paragraph-rsid="0063516a"/>
    </style:style>
    <style:style style:name="P29" style:family="paragraph" style:parent-style-name="Heading_20_3">
      <style:text-properties officeooo:rsid="0069bb78" officeooo:paragraph-rsid="0069bb78"/>
    </style:style>
    <style:style style:name="P30" style:family="paragraph" style:parent-style-name="Table_20_Contents" style:list-style-name="L2">
      <style:text-properties fo:font-size="13pt" officeooo:rsid="0056c156" officeooo:paragraph-rsid="0056c156"/>
    </style:style>
    <style:style style:name="P31" style:family="paragraph" style:parent-style-name="Table_20_Contents" style:list-style-name="L2">
      <style:text-properties fo:font-size="13pt" officeooo:rsid="005983dc" officeooo:paragraph-rsid="005983dc"/>
    </style:style>
    <style:style style:name="P32" style:family="paragraph" style:parent-style-name="Table_20_Contents">
      <style:text-properties fo:font-size="13pt" officeooo:rsid="0067d728" officeooo:paragraph-rsid="0067d728"/>
    </style:style>
    <style:style style:name="P33" style:family="paragraph" style:parent-style-name="Horizontal_20_Line">
      <style:text-properties officeooo:rsid="0068af3f" officeooo:paragraph-rsid="0068af3f"/>
    </style:style>
    <style:style style:name="P34" style:family="paragraph" style:parent-style-name="Horizontal_20_Line">
      <style:text-properties officeooo:rsid="0069bb78" officeooo:paragraph-rsid="0069bb78"/>
    </style:style>
    <style:style style:name="P35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68af3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64447" style:font-style-asian="italic" style:font-style-complex="italic"/>
    </style:style>
    <style:style style:name="T7" style:family="text">
      <style:text-properties officeooo:rsid="0056c156"/>
    </style:style>
    <style:style style:name="T8" style:family="text">
      <style:text-properties officeooo:rsid="005d0cef"/>
    </style:style>
    <style:style style:name="T9" style:family="text">
      <style:text-properties officeooo:rsid="00612509"/>
    </style:style>
    <style:style style:name="T10" style:family="text">
      <style:text-properties officeooo:rsid="006159a2"/>
    </style:style>
    <style:style style:name="T11" style:family="text">
      <style:text-properties officeooo:rsid="0063b95a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68af3f"/>
    </style:style>
    <style:style style:name="T14" style:family="text">
      <style:text-properties style:text-position="sub 58%" style:text-underline-style="none"/>
    </style:style>
    <style:style style:name="T15" style:family="text">
      <style:text-properties fo:color="#0000cc"/>
    </style:style>
    <style:style style:name="T16" style:family="text">
      <style:text-properties fo:color="#ff0000"/>
    </style:style>
    <style:style style:name="T17" style:family="text">
      <style:text-properties officeooo:rsid="0066700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officeooo:rsid="0069bb78"/>
    </style:style>
    <style:style style:name="T21" style:family="text">
      <style:text-properties officeooo:rsid="0067d728"/>
    </style:style>
    <style:style style:name="T22" style:family="text">
      <style:text-properties officeooo:rsid="0068a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90000" draw:fill-color="#ff0000" draw:textarea-horizontal-align="justify" draw:textarea-vertical-align="middle" draw:auto-grow-height="false" fo:min-height="0.374cm" fo:min-width="0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87cm" fo:min-width="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eau</text:p>
      <text:p text:style-name="Subtitle">Un corps pur formé de molécules</text:p>
      <text:p text:style-name="P1"><text:span text:style-name="T2">Objectifs </text:span>:</text:p>
      <text:list xml:id="list7148410610141605939" text:style-name="L1">
        <text:list-item>
          <text:p text:style-name="P21">Découvrir la molécule d'eau.</text:p>
        </text:list-item>
        <text:list-item>
          <text:p text:style-name="P21">Utiliser le modèle de la molécule pour expliquer les trois états de l'eau.</text:p>
        </text:list-item>
        <text:list-item>
          <text:p text:style-name="P21">Interpréter la conservation de la masse lors d'un changement d'état et lors de la dissolution.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3">Exposé :</text:span> </text:p>
            <text:p text:style-name="P4"><text:span text:style-name="T1">Eliott </text:span>: <text:span text:style-name="T6">L'effet de serre</text:span></text:p>
            <text:p text:style-name="P4"><text:span text:style-name="T1">Audrey </text:span>: <text:span text:style-name="T5">Ressources en énergie de la Terre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8">C<text:span text:style-name="T7">onsignes / Barème</text:span></text:p>
            <text:list xml:id="list1063306708669963655" text:style-name="L2">
              <text:list-item>
                <text:p text:style-name="P30">Façon de parler à l'auditoire</text:p>
              </text:list-item>
              <text:list-item>
                <text:p text:style-name="P31">Pertinence du contenu</text:p>
              </text:list-item>
              <text:list-item>
                <text:p text:style-name="P31">Plan (I, II, III, Introduction, Conclusion)</text:p>
              </text:list-item>
              <text:list-item>
                <text:p text:style-name="P31">Chronométrage 5 minutes ± 1 minute</text:p>
              </text:list-item>
            </text:list>
            <text:p text:style-name="P5">→ Format au choix : papier (format raisin à demander à la prof, 2×A3), diaporama informatique, possibilité de faire une expérience en direct…</text:p>
          </table:table-cell>
          <table:covered-table-cell/>
        </table:table-row>
        <table:table-row>
          <table:table-cell table:style-name="Tableau1.A3" office:value-type="string">
            <text:p text:style-name="P9">Pistes <text:span text:style-name="T10">de travail</text:span> <text:span text:style-name="T8">(Eliott)</text:span></text:p>
            <text:list xml:id="list9221027780535486323" text:style-name="L3">
              <text:list-item>
                <text:p text:style-name="P22">Qu'est-ce que l'effet de serre ?</text:p>
              </text:list-item>
              <text:list-item>
                <text:p text:style-name="P22">Quels sont les cotés positifs ? Les cotés négatifs ?</text:p>
              </text:list-item>
              <text:list-item>
                <text:p text:style-name="P22">Quels sont les gaz à effet de serre ?</text:p>
              </text:list-item>
              <text:list-item>
                <text:p text:style-name="P22">Quelles sont les conséquences ?</text:p>
              </text:list-item>
              <text:list-item>
                <text:p text:style-name="P22">Quelles alternatives ou solutions sont, ou seraient possibles ?</text:p>
              </text:list-item>
            </text:list>
          </table:table-cell>
          <table:table-cell table:style-name="Tableau1.B3" office:value-type="string">
            <text:p text:style-name="P10">Pistes <text:span text:style-name="T10">de travail</text:span> (Audrey)</text:p>
            <text:p text:style-name="P10"/>
            <text:list xml:id="list3973088787014170189" text:style-name="L4">
              <text:list-item>
                <text:p text:style-name="P23">Quelles sont les dessources actuelles ?</text:p>
              </text:list-item>
              <text:list-item>
                <text:p text:style-name="P23">Comment écoluent-elles ?</text:p>
              </text:list-item>
              <text:list-item>
                <text:p text:style-name="P23">Quelles alternatives ou solutions sont, ou seraient possibles ?</text:p>
              </text:list-item>
            </text:list>
          </table:table-cell>
        </table:table-row>
      </table:table>
      <text:p text:style-name="P11"/>
      <text:p text:style-name="P12">Questions P.12</text:p>
      <text:list xml:id="list7221982308576945367" text:style-name="L5">
        <text:list-item>
          <text:p text:style-name="P24">D'un côté, on a une théorie pour les grains de matière, une théorie pour les 4 éléments.</text:p>
        </text:list-item>
        <text:list-item>
          <text:p text:style-name="P24">« Insécable » veut dire impossible à diviser, <text:span text:style-name="T9">se couper</text:span>. Indivisible.</text:p>
        </text:list-item>
        <text:list-item>
          <text:p text:style-name="P25">Celui qui apporte la preuve de l'existance du grain de matière est Jean Perrin.</text:p>
        </text:list-item>
        <text:list-item>
          <text:p text:style-name="P25">La plus petite parcelle d'eau est appelée « Une molécule d'eau ».</text:p>
        </text:list-item>
        <text:list-item>
          <text:p text:style-name="P26">Il y a mille miliards de molécules. (→ 10²¹ = 1000000000000000000000 molécules d'eau dans une goutte).</text:p>
        </text:list-item>
        <text:list-item>
          <text:p text:style-name="P27"><text:soft-page-break/>Démocrite imagine les mélanges comme un mélange de grains de matière.</text:p>
        </text:list-item>
        <text:list-item>
          <text:p text:style-name="P27">L'eau peut être décomposée. Elle n'est donc pas un élément qui forme la matière.</text:p>
        </text:list-item>
        <text:list-item>
          <text:p text:style-name="P28">On ne peut pas diviser une goutte d'eau à l'infini, on obtient une molécule d'eau.</text:p>
        </text:list-item>
      </text:list>
      <text:h text:style-name="Heading_20_2" text:outline-level="2"><text:span text:style-name="T11">I</text:span>. La molécule d'eau</text:h>
      <text:p text:style-name="P13">Elle est formée de trois atomes : deux atomes d'hydrogène (<text:span text:style-name="T15">H</text:span>), un atome d'oxygène (<text:span text:style-name="T16">O</text:span>).</text:p>
      <text:p text:style-name="P14"><draw:custom-shape text:anchor-type="paragraph" draw:z-index="1" draw:style-name="gr2" svg:width="1.276cm" svg:height="1.251cm" svg:x="3.586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style-name="gr1" draw:text-style-name="P35" svg:width="0.495cm" svg:height="0.53cm" svg:x="3.586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35" svg:width="0.495cm" svg:height="0.53cm" svg:x="4.367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→ <text:span text:style-name="T15">H</text:span><text:span text:style-name="T12">2</text:span><text:span text:style-name="T16">O</text:span></text:p>
      <text:p text:style-name="P13"/>
      <text:p text:style-name="P15"><text:span text:style-name="T19">Remarque </text:span>: les atomes ont un symbole, s'il y a une seule lettre, elle est écrite en majuscules, s'il y a deux lettres, la deuxième est en minuscules. <text:span text:style-name="T17">(voir tableau périodique)</text:span></text:p>
      <text:p text:style-name="P16"><text:span text:style-name="T1">Analogie </text:span>: Les atomes sont comme les lettres de l'alphabet, et les molécules comme les mots. 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7">Nom</text:p>
          </table:table-cell>
          <table:table-cell table:style-name="Tableau2.A1" office:value-type="string">
            <text:p text:style-name="P7">Formule</text:p>
          </table:table-cell>
          <table:table-cell table:style-name="Tableau2.A1" office:value-type="string">
            <text:p text:style-name="P7">Modèle</text:p>
          </table:table-cell>
          <table:table-cell table:style-name="Tableau2.D1" office:value-type="string">
            <text:p text:style-name="P7">Composition en atomes</text:p>
          </table:table-cell>
        </table:table-row>
        <table:table-row>
          <table:table-cell table:style-name="Tableau2.A2" office:value-type="string">
            <text:p text:style-name="P6">eau</text:p>
          </table:table-cell>
          <table:table-cell table:style-name="Tableau2.A2" office:value-type="string">
            <text:p text:style-name="P6">H<text:span text:style-name="T12">2</text:span>O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32">2 hydrogènes 1 oxygène</text:p>
          </table:table-cell>
        </table:table-row>
        <table:table-row>
          <table:table-cell table:style-name="Tableau2.A2" office:value-type="string">
            <text:p text:style-name="P6">Dioxyde de carbone</text:p>
          </table:table-cell>
          <table:table-cell table:style-name="Tableau2.A2" office:value-type="string">
            <text:p text:style-name="P6">CO<text:span text:style-name="T12">2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32">1 carbone 2 oxygènes</text:p>
          </table:table-cell>
        </table:table-row>
        <table:table-row>
          <table:table-cell table:style-name="Tableau2.A2" office:value-type="string">
            <text:p text:style-name="P6">Dioxygène</text:p>
          </table:table-cell>
          <table:table-cell table:style-name="Tableau2.A2" office:value-type="string">
            <text:p text:style-name="P6">O<text:span text:style-name="T12">2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6">2 atom<text:span text:style-name="T21">e</text:span>s d'oxygène</text:p>
          </table:table-cell>
        </table:table-row>
        <table:table-row>
          <table:table-cell table:style-name="Tableau2.A2" office:value-type="string">
            <text:p text:style-name="P6">Dihydrogène</text:p>
          </table:table-cell>
          <table:table-cell table:style-name="Tableau2.A2" office:value-type="string">
            <text:p text:style-name="P6">H<text:span text:style-name="T12">2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32">2 hydrogènes</text:p>
          </table:table-cell>
        </table:table-row>
        <table:table-row>
          <table:table-cell table:style-name="Tableau2.A2" office:value-type="string">
            <text:p text:style-name="P6">diazote</text:p>
          </table:table-cell>
          <table:table-cell table:style-name="Tableau2.A2" office:value-type="string">
            <text:p text:style-name="P6">N<text:span text:style-name="T12">2</text:span></text:p>
          </table:table-cell>
          <table:table-cell table:style-name="Tableau2.A2" office:value-type="string">
            <text:p text:style-name="P32"/>
          </table:table-cell>
          <table:table-cell table:style-name="Tableau2.D2" office:value-type="string">
            <text:p text:style-name="P32">2 azotes</text:p>
          </table:table-cell>
        </table:table-row>
        <table:table-row>
          <table:table-cell table:style-name="Tableau2.A2" office:value-type="string">
            <text:p text:style-name="P6">méthane</text:p>
          </table:table-cell>
          <table:table-cell table:style-name="Tableau2.A2" office:value-type="string">
            <text:p text:style-name="P6">CH<text:span text:style-name="T12">4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6">1 carbonne, 4 hydrogènes</text:p>
          </table:table-cell>
        </table:table-row>
        <table:table-row>
          <table:table-cell table:style-name="Tableau2.A2" office:value-type="string">
            <text:p text:style-name="P6">butane</text:p>
          </table:table-cell>
          <table:table-cell table:style-name="Tableau2.A2" office:value-type="string">
            <text:p text:style-name="P6">C<text:span text:style-name="T12">4</text:span>H<text:span text:style-name="T12">10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32">4 carbonnes, 10 hydrogènes</text:p>
          </table:table-cell>
        </table:table-row>
      </table:table>
      <text:p text:style-name="P16"/>
      <text:p text:style-name="P33">Partie exercice</text:p>
      <text:list xml:id="list7445034377076054594" text:style-name="L6">
        <text:list-item>
          <text:p text:style-name="P18"><text:span text:style-name="T4">Sulfate de cuivre</text:span><text:span text:style-name="T22"> = 1 atome de cuivre (Cu) + 1 atome de soufre (S) + 4 atomes d’oxygène (O) → CuSO</text:span><text:span text:style-name="T13">4</text:span></text:p>
        </text:list-item>
        <text:list-item>
          <text:p text:style-name="P19"><text:span text:style-name="T2">Chlorure de fer</text:span> = 1 atome de fer (Fe) + 3 atomes de chlore (Cl) → FeCl<text:span text:style-name="T12">3</text:span></text:p>
        </text:list-item>
        <text:list-item>
          <text:p text:style-name="P20">Permanganate de potassium<text:span text:style-name="T18"> = 1 atome de potassium (K) + 1 atome de manganèse (Mn) + 4 atomes d’oxygène → K</text:span><text:span text:style-name="T20">M</text:span><text:span text:style-name="T18">n</text:span><text:span text:style-name="T14">4</text:span></text:p>
        </text:list-item>
      </text:list>
      <text:p text:style-name="P34">Cours</text:p>
      <text:h text:style-name="Heading_20_2" text:outline-level="2"><text:soft-page-break/>II Les 3 états de l’eau</text:h>
      <text:h text:style-name="P29" text:outline-level="3">1) L’état solide</text:h>
      <text:h text:style-name="Heading_20_3" text:outline-level="3">2) L’état liquide</text:h>
      <text:h text:style-name="Heading_20_3" text:outline-level="3">3) L’état gazeux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fo:font-family="'Linux Biolinum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style:font-style-name="Normal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Biolinum" fo:font-family="'Linux Biolinum'" style:font-style-name="Normal" style:font-pitch="variable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1cm" fo:margin-top="0.42cm" fo:margin-bottom="2cm" loext:contextual-spacing="false" fo:text-align="center" style:justify-single-word="false" fo:text-indent="-0.76cm" style:auto-text-indent="false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02:20.921706279</meta:creation-date>
    <dc:date>2016-03-04T15:33:43.145343325</dc:date>
    <meta:editing-duration>P15DT11H42M9S</meta:editing-duration>
    <meta:editing-cycles>68</meta:editing-cycles>
    <meta:generator>LibreOffice/5.1.0.3$Linux_X86_64 LibreOffice_project/10m0$Build-3</meta:generator>
    <meta:document-statistic meta:table-count="2" meta:image-count="0" meta:object-count="0" meta:page-count="3" meta:paragraph-count="73" meta:word-count="498" meta:character-count="2677" meta:non-whitespace-character-count="2278"/>
  </office:meta>
</office:document-meta>
</file>